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6aa4c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1c367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b5600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59595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212cm" svg:stroke-color="#eb56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solid" svg:stroke-width="0.026cm" svg:stroke-color="#000000" draw:stroke-linejoin="round" draw:fill="solid" draw:fill-color="#e9ede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solid" draw:fill-color="#e9edee"/>
      <style:paragraph-properties fo:text-align="start" style:font-independent-line-spacing="true"/>
      <style:text-properties fo:font-size="13pt"/>
    </style:style>
    <style:style style:name="P10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6aa4c8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1c367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User Story Mapping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placeholder="true" presentation:user-transformed="true">
          <draw:text-box/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Section_20_header">
        <draw:frame draw:name="Shape 92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2">Personas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onas" draw:style-name="dp1" draw:master-page-name="Title_20_and_20_two_20_columns" presentation:presentation-page-layout-name="AL2T3">
        <draw:frame draw:name="Shape 97" presentation:style-name="pr6" draw:text-style-name="P6" draw:layer="layout" svg:width="21.356cm" svg:height="1.486cm" svg:x="2.026cm" svg:y="3.663cm" presentation:class="title" presentation:user-transformed="true">
          <draw:text-box>
            <text:p text:style-name="P1"><text:span text:style-name="T3">Personas</text:span></text:p>
          </draw:text-box>
        </draw:frame>
        <draw:frame draw:name="Shape 98" presentation:style-name="pr7" draw:text-style-name="P8" draw:layer="layout" svg:width="10.483cm" svg:height="6.28cm" svg:x="2.026cm" svg:y="5.775cm" presentation:class="outline" presentation:user-transformed="true">
          <draw:text-box>
            <text:p text:style-name="P7"><text:span text:style-name="T4">Name</text:span></text:p>
            <text:p text:style-name="P7"><text:span text:style-name="T4">Bio Info</text:span></text:p>
            <text:p text:style-name="P7"><text:span text:style-name="T4">Pain Points</text:span></text:p>
            <text:p text:style-name="P7"><text:span text:style-name="T4">Activities</text:span></text:p>
            <text:p text:style-name="P7"><text:span text:style-name="T4">Notes</text:span></text:p>
          </draw:text-box>
        </draw:frame>
        <draw:frame draw:name="Shape 99" presentation:style-name="pr8" draw:text-style-name="P9" draw:layer="layout" svg:width="10.483cm" svg:height="9.177cm" svg:x="12.748cm" svg:y="3.663cm" presentation:class="outline" presentation:user-transformed="true">
          <draw:text-box>
            <text:p text:style-name="P7"><text:span text:style-name="T5">Casey, a Carpenter (a seller)</text:span></text:p>
            <text:p text:style-name="P7"><text:span text:style-name="T4">Small business owner</text:span></text:p>
            <text:p text:style-name="P7"><text:span text:style-name="T6">Pains</text:span><text:span text:style-name="T4">: Current system (facebook) lacks inventory and order form</text:span></text:p>
            <text:p text:style-name="P7"><text:span text:style-name="T6">Activities</text:span><text:span text:style-name="T4">: Update inventory, View and update list of custom orders, have conversation with buyers of custom orders</text:span></text:p>
            <text:p text:style-name="P7"><text:span text:style-name="T6">Notes</text:span><text:span text:style-name="T4">: Sees future need for multiple inventories as business expands to include custom paintings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the Map" draw:style-name="dp1" draw:master-page-name="Section_20_header">
        <draw:frame draw:name="Shape 104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2">Build the Map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">
        <draw:custom-shape draw:name="Shape 109" draw:style-name="gr2" draw:text-style-name="P10" draw:layer="layout" svg:width="25.399cm" svg:height="2.049cm" svg:x="0cm" svg:y="1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" presentation:style-name="pr10" draw:text-style-name="P8" draw:layer="layout" svg:width="21.381cm" svg:height="1.278cm" svg:x="2.009cm" svg:y="12.623cm" presentation:class="outline" presentation:user-transformed="true">
          <draw:text-box>
            <text:p text:style-name="P11"><text:span text:style-name="T7">Start with your personas</text:span></text:p>
          </draw:text-box>
        </draw:frame>
        <draw:custom-shape draw:name="Shape 111" draw:style-name="gr3" draw:text-style-name="P12" draw:layer="layout" svg:width="7.203cm" svg:height="2.441cm" svg:x="0.392cm" svg:y="0.784cm">
          <text:p text:style-name="P1"><text:span text:style-name="T8">Casey, a Carpenter</text:span></text:p>
          <text:p text:style-name="P1"><text:span text:style-name="T9">(Sell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3" draw:text-style-name="P12" draw:layer="layout" svg:width="7.203cm" svg:height="2.441cm" svg:x="8.17cm" svg:y="0.784cm">
          <text:p text:style-name="P1"><text:span text:style-name="T8">Ryan, a Art Collector</text:span></text:p>
          <text:p text:style-name="P1"><text:span text:style-name="T9">(Buy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3" draw:text-style-name="P12" draw:layer="layout" svg:width="7.203cm" svg:height="2.441cm" svg:x="15.948cm" svg:y="0.784cm">
          <text:p text:style-name="P1"><text:span text:style-name="T8">Taylor, an Accountant</text:span></text:p>
          <text:p text:style-name="P1"><text:span text:style-name="T9">(Administrat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">
        <draw:custom-shape draw:name="Shape 118" draw:style-name="gr3" draw:text-style-name="P12" draw:layer="layout" svg:width="7.203cm" svg:height="2.441cm" svg:x="0.392cm" svg:y="0.784cm">
          <text:p text:style-name="P1"><text:span text:style-name="T8">Casey, a Carpenter</text:span></text:p>
          <text:p text:style-name="P1"><text:span text:style-name="T9">(Sell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4" draw:text-style-name="P13" draw:layer="layout" svg:width="7.203cm" svg:height="2.441cm" svg:x="0.392cm" svg:y="3.918cm">
          <text:p text:style-name="P1"><text:span text:style-name="T8">Manage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4" draw:text-style-name="P13" draw:layer="layout" svg:width="7.203cm" svg:height="2.441cm" svg:x="8.08cm" svg:y="3.918cm">
          <text:p text:style-name="P1"><text:span text:style-name="T8">Manage Inventory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4" draw:text-style-name="P13" draw:layer="layout" svg:width="7.203cm" svg:height="2.441cm" svg:x="15.767cm" svg:y="3.918cm">
          <text:p text:style-name="P1"><text:span text:style-name="T8">Add Form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" draw:text-style-name="P10" draw:layer="layout" svg:width="25.399cm" svg:height="2.049cm" svg:x="0cm" svg:y="1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3" presentation:style-name="pr10" draw:text-style-name="P8" draw:layer="layout" svg:width="21.381cm" svg:height="1.278cm" svg:x="2.009cm" svg:y="12.623cm" presentation:class="outline" presentation:user-transformed="true">
          <draw:text-box>
            <text:p text:style-name="P11"><text:span text:style-name="T7">Add the activities</text:span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ption">
        <draw:custom-shape draw:name="Shape 128" draw:style-name="gr3" draw:text-style-name="P12" draw:layer="layout" svg:width="7.203cm" svg:height="2.441cm" svg:x="0.392cm" svg:y="0.784cm">
          <text:p text:style-name="P1"><text:span text:style-name="T8">Casey, a Carpenter</text:span></text:p>
          <text:p text:style-name="P1"><text:span text:style-name="T9">(Sell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4" draw:text-style-name="P13" draw:layer="layout" svg:width="7.203cm" svg:height="2.441cm" svg:x="0.392cm" svg:y="3.918cm">
          <text:p text:style-name="P1"><text:span text:style-name="T8">Manage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5" draw:text-style-name="P14" draw:layer="layout" svg:width="7.203cm" svg:height="2.441cm" svg:x="0.392cm" svg:y="7.053cm">
          <text:p text:style-name="P1"><text:span text:style-name="T8">View Customer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5" draw:text-style-name="P14" draw:layer="layout" svg:width="7.203cm" svg:height="2.441cm" svg:x="8.049cm" svg:y="7.053cm">
          <text:p text:style-name="P1"><text:span text:style-name="T8">Assign status to orders </text:span><text:span text:style-name="T10">(in progress, complete, etc)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5" draw:text-style-name="P14" draw:layer="layout" svg:width="7.203cm" svg:height="2.441cm" svg:x="15.707cm" svg:y="7.053cm">
          <text:p text:style-name="P1"><text:span text:style-name="T8">Have convos about order with buyer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5" draw:text-style-name="P14" draw:layer="layout" svg:width="3.281cm" svg:height="2.441cm" svg:x="23.364cm" svg:y="7.053cm">
          <text:p text:style-name="P1"><text:span text:style-name="T8">Cancel</text:span></text:p>
          <text:p text:style-name="P1"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2" draw:text-style-name="P10" draw:layer="layout" svg:width="25.399cm" svg:height="2.049cm" svg:x="0cm" svg:y="1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5" presentation:style-name="pr10" draw:text-style-name="P8" draw:layer="layout" svg:width="21.381cm" svg:height="1.278cm" svg:x="2.009cm" svg:y="12.623cm" presentation:class="outline" presentation:user-transformed="true">
          <draw:text-box>
            <text:p text:style-name="P11"><text:span text:style-name="T7">Add your backbone</text:span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7" presentation:class="page"/>
          <draw:frame draw:name="Shape 12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">
        <draw:frame draw:name="Shape 140" presentation:style-name="pr10" draw:text-style-name="P8" draw:layer="layout" svg:width="21.381cm" svg:height="1.278cm" svg:x="2.014cm" svg:y="12.146cm" presentation:class="outline" presentation:user-transformed="true">
          <draw:text-box>
            <text:p text:style-name="P11"><text:span text:style-name="T11">Add your User Storie</text:span></text:p>
          </draw:text-box>
        </draw:frame>
        <draw:custom-shape draw:name="Shape 141" draw:style-name="gr4" draw:text-style-name="P13" draw:layer="layout" svg:width="7.203cm" svg:height="2.441cm" svg:x="0.392cm" svg:y="0.32cm">
          <text:p text:style-name="P1"><text:span text:style-name="T8">Manage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5" draw:text-style-name="P14" draw:layer="layout" svg:width="7.203cm" svg:height="2.441cm" svg:x="0.392cm" svg:y="3.455cm">
          <text:p text:style-name="P1"><text:span text:style-name="T8">View Customer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5" draw:text-style-name="P14" draw:layer="layout" svg:width="7.203cm" svg:height="2.441cm" svg:x="8.049cm" svg:y="3.455cm">
          <text:p text:style-name="P1"><text:span text:style-name="T8">Assign status to orders </text:span><text:span text:style-name="T10">(in progress, complete, etc)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5" draw:text-style-name="P14" draw:layer="layout" svg:width="7.203cm" svg:height="2.441cm" svg:x="15.707cm" svg:y="3.455cm">
          <text:p text:style-name="P1"><text:span text:style-name="T8">Have convos about order with buyer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6" draw:text-style-name="P15" draw:layer="layout" svg:width="7.203cm" svg:height="2.441cm" svg:x="0.392cm" svg:y="6.59cm">
          <text:p text:style-name="P1"><text:span text:style-name="T8">View responses to order form on page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6" draw:text-style-name="P15" draw:layer="layout" svg:width="7.203cm" svg:height="2.441cm" svg:x="0.392cm" svg:y="9.606cm">
          <text:p text:style-name="P1"><text:span text:style-name="T8">Ability to sort and filter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2" draw:text-style-name="P10" draw:layer="layout" svg:width="25.399cm" svg:height="2.049cm" svg:x="0cm" svg:y="1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8" presentation:style-name="pr10" draw:text-style-name="P8" draw:layer="layout" svg:width="21.381cm" svg:height="1.278cm" svg:x="2.009cm" svg:y="12.623cm" presentation:class="outline" presentation:user-transformed="true">
          <draw:text-box>
            <text:p text:style-name="P11"><text:span text:style-name="T7">Add the user stories</text:span></text:p>
          </draw:text-box>
        </draw:frame>
        <draw:custom-shape draw:name="Shape 149" draw:style-name="gr6" draw:text-style-name="P15" draw:layer="layout" svg:width="7.203cm" svg:height="2.441cm" svg:x="8.049cm" svg:y="6.59cm">
          <text:p text:style-name="P1"><text:span text:style-name="T8">Assign order status from order list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6" draw:text-style-name="P15" draw:layer="layout" svg:width="7.203cm" svg:height="2.441cm" svg:x="8.049cm" svg:y="9.606cm">
          <text:p text:style-name="P1"><text:span text:style-name="T8">Change of status requires confirmation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6" draw:text-style-name="P15" draw:layer="layout" svg:width="7.203cm" svg:height="2.441cm" svg:x="15.707cm" svg:y="6.59cm">
          <text:p text:style-name="P1"><text:span text:style-name="T8">Ability to have messages on order detail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6" draw:text-style-name="P15" draw:layer="layout" svg:width="7.203cm" svg:height="2.441cm" svg:x="15.707cm" svg:y="9.606cm">
          <text:p text:style-name="P1"><text:span text:style-name="T8">Email notifications about new message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8" presentation:class="page"/>
          <draw:frame draw:name="Shape 13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rmine your MVP" draw:style-name="dp1" draw:master-page-name="Section_20_header">
        <draw:frame draw:name="Shape 157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2">Determine your MVP</text:span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9" presentation:class="page"/>
          <draw:frame draw:name="Shape 15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aption">
        <draw:frame draw:name="Shape 162" presentation:style-name="pr10" draw:text-style-name="P8" draw:layer="layout" svg:width="21.381cm" svg:height="1.278cm" svg:x="2.014cm" svg:y="12.146cm" presentation:class="outline" presentation:user-transformed="true">
          <draw:text-box>
            <text:p text:style-name="P11"><text:span text:style-name="T11">Add your User Storie</text:span></text:p>
          </draw:text-box>
        </draw:frame>
        <draw:custom-shape draw:name="Shape 163" draw:style-name="gr6" draw:text-style-name="P15" draw:layer="layout" svg:width="7.203cm" svg:height="2.441cm" svg:x="0.392cm" svg:y="0.494cm">
          <text:p text:style-name="P1"><text:span text:style-name="T8">View responses to order form on page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15" draw:layer="layout" svg:width="7.203cm" svg:height="2.441cm" svg:x="0.392cm" svg:y="6.643cm">
          <text:p text:style-name="P1"><text:span text:style-name="T8">Ability to sort and filter order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2" draw:text-style-name="P10" draw:layer="layout" svg:width="25.399cm" svg:height="2.049cm" svg:x="0cm" svg:y="12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6" presentation:style-name="pr10" draw:text-style-name="P8" draw:layer="layout" svg:width="21.381cm" svg:height="1.278cm" svg:x="2.009cm" svg:y="12.623cm" presentation:class="outline" presentation:user-transformed="true">
          <draw:text-box>
            <text:p text:style-name="P11"><text:span text:style-name="T7">Mark your MVP</text:span></text:p>
          </draw:text-box>
        </draw:frame>
        <draw:custom-shape draw:name="Shape 167" draw:style-name="gr6" draw:text-style-name="P15" draw:layer="layout" svg:width="7.203cm" svg:height="2.441cm" svg:x="8.049cm" svg:y="0.494cm">
          <text:p text:style-name="P1"><text:span text:style-name="T8">Assign order status from order list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6" draw:text-style-name="P15" draw:layer="layout" svg:width="7.203cm" svg:height="2.441cm" svg:x="8.049cm" svg:y="3.455cm">
          <text:p text:style-name="P1"><text:span text:style-name="T8">Change of status requires confirmation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6" draw:text-style-name="P15" draw:layer="layout" svg:width="7.203cm" svg:height="2.441cm" svg:x="15.707cm" svg:y="6.59cm">
          <text:p text:style-name="P1"><text:span text:style-name="T8">Ability to have messages on order detail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6" draw:text-style-name="P15" draw:layer="layout" svg:width="7.203cm" svg:height="2.441cm" svg:x="15.707cm" svg:y="9.606cm">
          <text:p text:style-name="P1"><text:span text:style-name="T8">Email notifications about new messages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7" draw:text-style-name="P16" draw:layer="layout" svg:width="25.399cm" svg:height="0.001cm" svg:x="0cm" svg:y="6.2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59" draw:style-name="gr1" draw:layer="layout" svg:width="16.932cm" svg:height="9.524cm" svg:x="1.059cm" svg:y="1.905cm" draw:page-number="10" presentation:class="page"/>
          <draw:frame draw:name="Shape 16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rd the Results" draw:style-name="dp1" draw:master-page-name="Section_20_header">
        <draw:frame draw:name="Shape 176" presentation:style-name="pr4" draw:text-style-name="P5" draw:layer="layout" svg:width="21.356cm" svg:height="4.217cm" svg:x="2.026cm" svg:y="3.673cm" presentation:class="title" presentation:user-transformed="true">
          <draw:text-box>
            <text:p text:style-name="P1"><text:span text:style-name="T2">Record the Results</text:span></text:p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11" presentation:class="page"/>
          <draw:frame draw:name="Shape 1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848cm" draw:distance="0.6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1a9988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g draw:name="Shape 18">
        <draw:custom-shape draw:name="Shape 19" draw:style-name="Mgr3" draw:text-style-name="MP5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Mgr3" draw:text-style-name="MP5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1" presentation:style-name="Mpr5" draw:text-style-name="MP11" draw:layer="backgroundobjects" svg:width="21.356cm" svg:height="4.217cm" svg:x="2.026cm" svg:y="3.673cm" presentation:class="title" presentation:user-transformed="true">
        <draw:text-box>
          <text:p/>
        </draw:text-box>
      </draw:frame>
      <draw:frame draw:name="Shape 22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3">
      <draw:custom-shape draw:name="Shape 32" draw:style-name="Mgr6" draw:text-style-name="MP12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33">
        <draw:custom-shape draw:name="Shape 34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6" presentation:style-name="Mpr9" draw:text-style-name="MP13" draw:layer="backgroundobjects" svg:width="21.356cm" svg:height="1.486cm" svg:x="2.026cm" svg:y="3.663cm" presentation:class="title" presentation:user-transformed="true">
        <draw:text-box>
          <text:p/>
        </draw:text-box>
      </draw:frame>
      <draw:frame draw:name="Shape 37" presentation:style-name="Title_20_and_20_two_20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Shape 38" presentation:style-name="Title_20_and_20_two_20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Shape 39" presentation:style-name="Mpr10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3">
      <draw:frame draw:name="Shape 71" presentation:style-name="Caption-outline1" draw:layer="backgroundobjects" svg:width="21.381cm" svg:height="1.278cm" svg:x="2.014cm" svg:y="12.146cm" presentation:class="outline" presentation:placeholder="true" presentation:user-transformed="true">
        <draw:text-box/>
      </draw:frame>
      <draw:frame draw:name="Shape 72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5.1.0.3$Linux_X86_64 LibreOffice_project/</meta:generator>
  </office:meta>
</office:document-meta>
</file>